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500000163DF6E971C297282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2.586cm" svg:y="16.48cm" svg:width="15.993cm" svg:height="9.026cm" draw:z-index="1">
        <draw:image xlink:href="Pictures/100000000000027500000163DF6E971C297282FA.png" xlink:type="simple" xlink:show="embed" xlink:actuate="onLoad" loext:mime-type="image/png"/>
      </draw:frame>
      <draw:frame draw:style-name="fr1" draw:name="Image1" text:anchor-type="page" text:anchor-page-number="1" svg:x="2.219cm" svg:y="3.948cm" svg:width="15.993cm" svg:height="9.026cm" draw:z-index="0">
        <draw:image xlink:href="Pictures/100000000000027500000163DF6E971C297282FA.png" xlink:type="simple" xlink:show="embed" xlink:actuate="onLoad" loext:mime-type="image/png"/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0:33:07.917709197</meta:creation-date>
    <dc:date>2021-11-30T10:34:18.304561969</dc:date>
    <meta:editing-duration>PT1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